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0ad593" officeooo:paragraph-rsid="000ad593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d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Practice exercise for CS251</text:p>
      <text:p text:style-name="P4"/>
      <text:p text:style-name="P4"/>
      <text:p text:style-name="P4">1. Print names of all files in a directory that contain a particular string.</text:p>
      <text:p text:style-name="P3"/>
      <text:p text:style-name="P1">2. Create a multiple directories (in a provided path) using a single command.</text:p>
      <text:p text:style-name="P2"><text:s text:c="3"/><text:span text:style-name="T1">For example your command should create A, B and C for an argument /home/user/A/B/C</text:span></text:p>
      <text:p text:style-name="P2"><text:s text:c="3"/><text:span text:style-name="T1">where directories home and user are already present.</text:span></text:p>
      <text:p text:style-name="P3"/>
      <text:p text:style-name="P1">3. Count the number of lines and words in a given file.</text:p>
      <text:p text:style-name="P3"/>
      <text:p text:style-name="P1">4. Given a space separated data sheet, extract and print the Nth column.</text:p>
      <text:p text:style-name="P3"/>
      <text:p text:style-name="P1">5. Find all files under a directory tree with &lt;your name&gt; as part of the </text:p>
      <text:p text:style-name="P2"><text:s text:c="3"/><text:span text:style-name="T1">filename.</text:span></text:p>
      <text:p text:style-name="P3"/>
      <text:p text:style-name="P1">6. Create an archive (tarball) of a given directory. Find out the size of</text:p>
      <text:p text:style-name="P2"><text:s text:c="3"/><text:span text:style-name="T1">the archive. Compare the size of the archive to size of the directory.</text:span></text:p>
      <text:p text:style-name="P2"><text:s text:c="3"/><text:span text:style-name="T1">(use ls and du commands to find the size). Compress the tarball using</text:span></text:p>
      <text:p text:style-name="P2"><text:s text:c="3"/><text:span text:style-name="T1">gzip and bzip2. Compare the size of compressed archives.</text:span></text:p>
      <text:p text:style-name="P3"/>
      <text:p text:style-name="P1">7. Use VIM or Emacs editor to </text:p>
      <text:p text:style-name="P2"><text:s text:c="24"/><text:span text:style-name="T1">- Create a C program that reverses a string with input string defined as</text:span></text:p>
      <text:p text:style-name="P2"><text:s text:c="25"/><text:span text:style-name="T1">a Macro i.e., #define INSTR "hello world". </text:span></text:p>
      <text:p text:style-name="P2"><text:s text:c="24"/><text:span text:style-name="T1">- Change the Macro name to INPUTSTR by find and replace from your C</text:span></text:p>
      <text:p text:style-name="P2"><text:s text:c="26"/><text:span text:style-name="T1">source file</text:span></text:p>
      <text:p text:style-name="P2"><text:s text:c="24"/><text:span text:style-name="T1">- Execute ls command from within the editor environment</text:span></text:p>
      <text:p text:style-name="P2"><text:s text:c="24"/><text:span text:style-name="T1">- Use split functionality to open multiple files</text:span></text:p>
      <text:p text:style-name="P3"/>
      <text:p text:style-name="P1">8. Given a large file print the first N lines. </text:p>
      <text:p text:style-name="P2"><text:s/></text:p>
      <text:p text:style-name="P1">9. Given a large file print the last N lines. </text:p>
      <text:p text:style-name="P3"/>
      <text:p text:style-name="P1">10. Open firefox/chrome browser. Find the process id (pids) for the processes</text:p>
      <text:p text:style-name="P2"><text:s text:c="4"/><text:span text:style-name="T1">corresponding to browser application. Capture 10 samples for CPU utilization by </text:span></text:p>
      <text:p text:style-name="P2"><text:s text:c="4"/><text:span text:style-name="T1">the processes using the top command. Extract the CPU utilization for each process and</text:span></text:p>
      <text:p text:style-name="P6"><text:s text:c="4"/><text:span text:style-name="T1">calculate the average CPU utilization for each proces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1:12:21.862713191</meta:creation-date>
    <dc:date>2018-01-10T21:13:17.624883859</dc:date>
    <meta:editing-duration>PT56S</meta:editing-duration>
    <meta:editing-cycles>1</meta:editing-cycles>
    <meta:document-statistic meta:table-count="0" meta:image-count="0" meta:object-count="0" meta:page-count="1" meta:paragraph-count="27" meta:word-count="269" meta:character-count="1685" meta:non-whitespace-character-count="1258"/>
    <meta:generator>LibreOffice/5.1.6.2$Linux_X86_64 LibreOffice_project/10m0$Build-2</meta:generator>
  </office:meta>
</office:document-meta>
</file>